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ccce" officeooo:paragraph-rsid="0014ccc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4ccce" officeooo:paragraph-rsid="0014ccce"/>
    </style:style>
    <style:style style:name="P4" style:family="paragraph" style:parent-style-name="Standard" style:list-style-name="L1">
      <style:text-properties officeooo:rsid="0014ccce" officeooo:paragraph-rsid="0014ccce"/>
    </style:style>
    <style:style style:name="P5" style:family="paragraph" style:parent-style-name="Standard">
      <style:text-properties fo:font-weight="bold" officeooo:rsid="0014ccce" officeooo:paragraph-rsid="0014ccce" style:font-weight-asian="bold" style:font-weight-complex="bold"/>
    </style:style>
    <style:style style:name="P6" style:family="paragraph" style:parent-style-name="Standard" style:list-style-name="L1">
      <style:text-properties officeooo:rsid="001718ce" officeooo:paragraph-rsid="001718ce"/>
    </style:style>
    <style:style style:name="P7" style:family="paragraph" style:parent-style-name="Standard">
      <style:text-properties officeooo:rsid="001760ba" officeooo:paragraph-rsid="001760ba"/>
    </style:style>
    <style:style style:name="P8" style:family="paragraph" style:parent-style-name="Standard">
      <style:text-properties fo:font-weight="normal" officeooo:rsid="001760ba" officeooo:paragraph-rsid="001760ba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760ba" officeooo:paragraph-rsid="001760ba" style:font-weight-asian="normal" style:font-weight-complex="normal"/>
    </style:style>
    <style:style style:name="P10" style:family="paragraph" style:parent-style-name="Standard" style:list-style-name="L2">
      <style:text-properties officeooo:paragraph-rsid="001760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78c7" style:font-weight-asian="bold" style:font-weight-complex="bold"/>
    </style:style>
    <style:style style:name="T3" style:family="text">
      <style:text-properties officeooo:rsid="001778c7"/>
    </style:style>
    <style:style style:name="T4" style:family="text">
      <style:text-properties fo:font-weight="normal" officeooo:rsid="001760ba" style:font-weight-asian="normal" style:font-weight-complex="normal"/>
    </style:style>
    <style:style style:name="T5" style:family="text">
      <style:text-properties fo:font-weight="normal" officeooo:rsid="001778c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i-rust</text:p>
      <text:p text:style-name="P3"/>
      <text:p text:style-name="P5">Error failed analysis for node</text:p>
      <text:list xml:id="list2902617176" text:style-name="L1">
        <text:list-item>
          <text:p text:style-name="P4">Error: Failed analyse for node <text:a xlink:type="simple" xlink:href="https://github.com/sonos/tract/pull/762" text:style-name="Internet_20_link" text:visited-style-name="Visited_20_Internet_20_Link">#762</text:a> "model_dense_1_Softmax" Softmax</text:p>
        </text:list-item>
        <text:list-item>
          <text:p text:style-name="P6">Solution copied under rst/load-model/src</text:p>
        </text:list-item>
        <text:list-item>
          <text:p text:style-name="P6"/>
        </text:list-item>
      </text:list>
      <text:p text:style-name="P1"><text:a xlink:type="simple" xlink:href="https://github.com/sonos/tract/issues/1087" text:style-name="Internet_20_link" text:visited-style-name="Visited_20_Internet_20_Link"><text:span text:style-name="Source_20_Text"/></text:a></text:p>
      <text:p text:style-name="P1"><text:span text:style-name="Source_20_Text">.with_output_fact(0, Default::default())?</text:span></text:p>
      <text:p text:style-name="Preformatted_20_Text"><text:span text:style-name="Source_20_Text">.into_optimized()</text:span></text:p>
      <text:p text:style-name="P2"><text:span text:style-name="Source_20_Text">.into_runnable()?;</text:span></text:p>
      <text:p text:style-name="P3"><text:a xlink:type="simple" xlink:href="https://github.com/sonos/tract/issues/1087" text:style-name="Internet_20_link" text:visited-style-name="Visited_20_Internet_20_Link">https://github.com/sonos/tract/issues/1087</text:a></text:p>
      <text:p text:style-name="P3"/>
      <text:p text:style-name="P7"><text:span text:style-name="T1">Steps to take</text:span></text:p>
      <text:list xml:id="list3623324398" text:style-name="L2">
        <text:list-item>
          <text:p text:style-name="P10"><text:span text:style-name="T4">Take simple detection model bathtubs-swimmingpools that was quite accurate on simple images. </text:span><text:span text:style-name="T5">The model is saved as CNN-model.best.h5 and results from </text:span><text:span text:style-name="T2">CNN-BTimages-2023-6-12.ipynb</text:span><text:span text:style-name="T5">, which can be opened in Docker, from /Documents/RR/ using sudo docker run -p 8888:8888 -v /home/administrateur/Documents/RR/:/home/jovyan/ <text:s/>jupyter/tensorflow-notebook.</text:span></text:p>
        </text:list-item>
        <text:list-item>
          <text:p text:style-name="P10"><text:span text:style-name="T5"/></text:p>
        </text:list-item>
      </text:list>
      <text:p text:style-name="P8"/>
      <text:p text:style-name="P8"/>
      <text:list xml:id="list205819252464852" text:continue-numbering="true" text:style-name="L2">
        <text:list-item>
          <text:p text:style-name="P9">Convert the model to onnx</text:p>
        </text:list-item>
        <text:list-item>
          <text:p text:style-name="P9">Check if the result can be reproduced in Rus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2:33:45.750045090</meta:creation-date>
    <dc:date>2023-06-16T20:58:17.588130955</dc:date>
    <meta:editing-duration>PT4H25M4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86" meta:character-count="700" meta:non-whitespace-character-count="632"/>
  </office:meta>
</office:document-meta>
</file>